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</style:style>
    <style:style style:name="T459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71517192BR</text:p>
        </text:list-item>
        <text:list-item>
          <text:p text:style-name="P305">AK172709018BR</text:p>
        </text:list-item>
        <text:list-item>
          <text:p text:style-name="P306">AK170792264BR</text:p>
        </text:list-item>
        <text:list-item>
          <text:p text:style-name="P307">AK172247810BR</text:p>
        </text:list-item>
        <text:list-item>
          <text:p text:style-name="P308">AK171413966BR</text:p>
        </text:list-item>
        <text:list-item>
          <text:p text:style-name="P309">AK172448428BR</text:p>
        </text:list-item>
        <text:list-item>
          <text:p text:style-name="P310">AA147954158BR</text:p>
        </text:list-item>
        <text:list-item>
          <text:p text:style-name="P311">AK172424086BR</text:p>
        </text:list-item>
        <text:list-item>
          <text:p text:style-name="P312">AK175835029BR</text:p>
        </text:list-item>
        <text:list-item>
          <text:p text:style-name="P313">AK173202960BR</text:p>
        </text:list-item>
        <text:list-item>
          <text:p text:style-name="P314">AK172893345BR</text:p>
        </text:list-item>
        <text:list-item>
          <text:p text:style-name="P315">AA149801486BR</text:p>
        </text:list-item>
        <text:list-item>
          <text:p text:style-name="P316">AK173069700BR</text:p>
        </text:list-item>
        <text:list-item>
          <text:p text:style-name="P317">AA149615841BR</text:p>
        </text:list-item>
        <text:list-item>
          <text:p text:style-name="P318">AK172222146BR</text:p>
        </text:list-item>
        <text:list-item>
          <text:p text:style-name="P319">AK173418538BR</text:p>
        </text:list-item>
        <text:list-item>
          <text:p text:style-name="P320">AA149455668BR</text:p>
        </text:list-item>
        <text:list-item>
          <text:p text:style-name="P321">AA149762615BR</text:p>
        </text:list-item>
        <text:list-item>
          <text:p text:style-name="P322">AA149497892BR</text:p>
        </text:list-item>
        <text:list-item>
          <text:p text:style-name="P323">AA149538274BR</text:p>
        </text:list-item>
        <text:list-item>
          <text:p text:style-name="P324">AA149820689BR</text:p>
        </text:list-item>
        <text:list-item>
          <text:p text:style-name="P325">AA149488224BR</text:p>
        </text:list-item>
        <text:list-item>
          <text:p text:style-name="P326">AK173079171BR</text:p>
        </text:list-item>
        <text:list-item>
          <text:p text:style-name="P327">QR231043355BR</text:p>
        </text:list-item>
        <text:list-item>
          <text:p text:style-name="P328">AK172516834BR</text:p>
        </text:list-item>
        <text:list-item>
          <text:p text:style-name="P329">AA149434345BR</text:p>
        </text:list-item>
        <text:list-item>
          <text:p text:style-name="P330">AK172465372BR</text:p>
        </text:list-item>
        <text:list-item>
          <text:p text:style-name="P331">AK172751832BR</text:p>
        </text:list-item>
        <text:list-item>
          <text:p text:style-name="P332">AK172616130BR</text:p>
        </text:list-item>
        <text:list-item>
          <text:p text:style-name="P333">AK170669735BR</text:p>
        </text:list-item>
        <text:list-item>
          <text:p text:style-name="P334">AK172874099BR</text:p>
        </text:list-item>
        <text:list-item>
          <text:p text:style-name="P335">AA148412683BR</text:p>
        </text:list-item>
        <text:list-item>
          <text:p text:style-name="P336">AK169280210BR</text:p>
        </text:list-item>
        <text:list-item>
          <text:p text:style-name="P337">AA149882365BR</text:p>
        </text:list-item>
        <text:list-item>
          <text:p text:style-name="P338">AK170418967BR</text:p>
        </text:list-item>
        <text:list-item>
          <text:p text:style-name="P339">AK175537422BR</text:p>
        </text:list-item>
        <text:list-item>
          <text:p text:style-name="P340">AK173006951BR</text:p>
        </text:list-item>
        <text:list-item>
          <text:p text:style-name="P341">AA149174693BR</text:p>
        </text:list-item>
        <text:list-item>
          <text:p text:style-name="P342">AK173098365BR</text:p>
        </text:list-item>
        <text:list-item>
          <text:p text:style-name="P343">AA150435855BR</text:p>
        </text:list-item>
        <text:list-item>
          <text:p text:style-name="P344">AK173172865BR</text:p>
        </text:list-item>
        <text:list-item>
          <text:p text:style-name="P345">AA149878953BR</text:p>
        </text:list-item>
        <text:list-item>
          <text:p text:style-name="P346">AA148676022BR</text:p>
        </text:list-item>
        <text:list-item>
          <text:p text:style-name="P347">AK172360244BR</text:p>
        </text:list-item>
        <text:list-item>
          <text:p text:style-name="P348">AA149777566BR</text:p>
        </text:list-item>
        <text:list-item>
          <text:p text:style-name="P349">AK172267814BR</text:p>
        </text:list-item>
        <text:list-item>
          <text:p text:style-name="P350">AK171230999BR</text:p>
        </text:list-item>
        <text:list-item>
          <text:p text:style-name="P351">AA150456440BR</text:p>
        </text:list-item>
        <text:list-item>
          <text:p text:style-name="P352">AK170665305BR</text:p>
        </text:list-item>
        <text:list-item>
          <text:p text:style-name="P353">AK169427652BR</text:p>
        </text:list-item>
        <text:list-item>
          <text:p text:style-name="P354">AK170262346BR</text:p>
        </text:list-item>
        <text:list-item>
          <text:p text:style-name="P355">AA149300754BR</text:p>
        </text:list-item>
        <text:list-item>
          <text:p text:style-name="P356">AA148102386BR</text:p>
        </text:list-item>
        <text:list-item>
          <text:p text:style-name="P357">AK170221942BR</text:p>
        </text:list-item>
        <text:list-item>
          <text:p text:style-name="P358">AK170417799BR</text:p>
        </text:list-item>
        <text:list-item>
          <text:p text:style-name="P359">AK169868270BR</text:p>
        </text:list-item>
        <text:list-item>
          <text:p text:style-name="P360">AA148576470BR</text:p>
        </text:list-item>
        <text:list-item>
          <text:p text:style-name="P361">AA149667588BR</text:p>
        </text:list-item>
        <text:list-item>
          <text:p text:style-name="P362">AK171339599BR</text:p>
        </text:list-item>
        <text:list-item>
          <text:p text:style-name="P363">AA148689026BR</text:p>
        </text:list-item>
        <text:list-item>
          <text:p text:style-name="P364">AK172053650BR</text:p>
        </text:list-item>
        <text:list-item>
          <text:p text:style-name="P365">AK169900925BR</text:p>
        </text:list-item>
        <text:list-item>
          <text:p text:style-name="P366">AA149248285BR</text:p>
        </text:list-item>
        <text:list-item>
          <text:p text:style-name="P367">AA149398339BR</text:p>
        </text:list-item>
        <text:list-item>
          <text:p text:style-name="P368">AK171735277BR</text:p>
        </text:list-item>
        <text:list-item>
          <text:p text:style-name="P369">AA149664935BR</text:p>
        </text:list-item>
        <text:list-item>
          <text:p text:style-name="P370">AA149774834BR</text:p>
        </text:list-item>
        <text:list-item>
          <text:p text:style-name="P371">AK174120944BR</text:p>
        </text:list-item>
        <text:list-item>
          <text:p text:style-name="P372">AK172666198BR</text:p>
        </text:list-item>
        <text:list-item>
          <text:p text:style-name="P373">AK171590665BR</text:p>
        </text:list-item>
        <text:list-item>
          <text:p text:style-name="P374">AA149123626BR</text:p>
        </text:list-item>
        <text:list-item>
          <text:p text:style-name="P375">AK171304586BR</text:p>
        </text:list-item>
        <text:list-item>
          <text:p text:style-name="P376">AK174210327BR</text:p>
        </text:list-item>
        <text:list-item>
          <text:p text:style-name="P377">AK173426565BR</text:p>
        </text:list-item>
        <text:list-item>
          <text:p text:style-name="P378">AK174465295BR</text:p>
        </text:list-item>
        <text:list-item>
          <text:p text:style-name="P379">AK170508835BR</text:p>
        </text:list-item>
        <text:list-item>
          <text:p text:style-name="P380">AK170442921BR</text:p>
        </text:list-item>
        <text:list-item>
          <text:p text:style-name="P381">AA148572328BR</text:p>
        </text:list-item>
        <text:list-item>
          <text:p text:style-name="P382">AA149711349BR</text:p>
        </text:list-item>
        <text:list-item>
          <text:p text:style-name="P383">AK170626766BR</text:p>
        </text:list-item>
        <text:list-item>
          <text:p text:style-name="P384">AK171238391BR</text:p>
        </text:list-item>
        <text:list-item>
          <text:p text:style-name="P385">AA149719515BR</text:p>
        </text:list-item>
        <text:list-item>
          <text:p text:style-name="P386">AA148641023BR</text:p>
        </text:list-item>
        <text:list-item>
          <text:p text:style-name="P387">AK172006685BR</text:p>
        </text:list-item>
        <text:list-item>
          <text:p text:style-name="P388">AA149710238BR</text:p>
        </text:list-item>
        <text:list-item>
          <text:p text:style-name="P389">AA148524716BR</text:p>
        </text:list-item>
        <text:list-item>
          <text:p text:style-name="P390">AK172188317BR</text:p>
        </text:list-item>
        <text:list-item>
          <text:p text:style-name="P391">AK171990840BR</text:p>
        </text:list-item>
        <text:list-item>
          <text:p text:style-name="P392">AA148901240BR</text:p>
        </text:list-item>
        <text:list-item>
          <text:p text:style-name="P393">AK171695961BR</text:p>
        </text:list-item>
        <text:list-item>
          <text:p text:style-name="P394">AA150339616BR</text:p>
        </text:list-item>
        <text:list-item>
          <text:p text:style-name="P395">AK171636331BR</text:p>
        </text:list-item>
        <text:list-item>
          <text:p text:style-name="P396">AK173090058BR</text:p>
        </text:list-item>
        <text:list-item>
          <text:p text:style-name="P397">AA149570408BR</text:p>
        </text:list-item>
        <text:list-item>
          <text:p text:style-name="P398">AK174374422BR</text:p>
        </text:list-item>
        <text:list-item>
          <text:p text:style-name="P399">AK174112466BR</text:p>
        </text:list-item>
        <text:list-item>
          <text:p text:style-name="P400">AA149862278BR</text:p>
        </text:list-item>
        <text:list-item>
          <text:p text:style-name="P401">AK172276161BR</text:p>
        </text:list-item>
        <text:list-item>
          <text:p text:style-name="P402">AA148976000BR</text:p>
        </text:list-item>
        <text:list-item>
          <text:p text:style-name="P403">AK172635329BR</text:p>
        </text:list-item>
        <text:list-item>
          <text:p text:style-name="P404">AA149655602BR</text:p>
        </text:list-item>
        <text:list-item>
          <text:p text:style-name="P405">AA149074810BR</text:p>
        </text:list-item>
        <text:list-item>
          <text:p text:style-name="P406">AA149780517BR</text:p>
        </text:list-item>
        <text:list-item>
          <text:p text:style-name="P407">AK171520846BR</text:p>
        </text:list-item>
        <text:list-item>
          <text:p text:style-name="P408">AK171202349BR</text:p>
        </text:list-item>
        <text:list-item>
          <text:p text:style-name="P409">AK172241264BR</text:p>
        </text:list-item>
        <text:list-item>
          <text:p text:style-name="P410">AA149651702BR</text:p>
        </text:list-item>
        <text:list-item>
          <text:p text:style-name="P411">AK172218901BR</text:p>
        </text:list-item>
        <text:list-item>
          <text:p text:style-name="P412">AK173393371BR</text:p>
        </text:list-item>
        <text:list-item>
          <text:p text:style-name="P413">AK173210025BR</text:p>
        </text:list-item>
        <text:list-item>
          <text:p text:style-name="P414">AA149643051BR</text:p>
        </text:list-item>
        <text:list-item>
          <text:p text:style-name="P415">AA149671110BR</text:p>
        </text:list-item>
        <text:list-item>
          <text:p text:style-name="P416">AK171735073BR</text:p>
        </text:list-item>
        <text:list-item>
          <text:p text:style-name="P417">AA148905357BR</text:p>
        </text:list-item>
        <text:list-item>
          <text:p text:style-name="P418">AA149106177BR</text:p>
        </text:list-item>
        <text:list-item>
          <text:p text:style-name="P419">AA149405732BR</text:p>
        </text:list-item>
        <text:list-item>
          <text:p text:style-name="P420">AA149404215BR</text:p>
        </text:list-item>
        <text:list-item>
          <text:p text:style-name="P421">AK172562737BR</text:p>
        </text:list-item>
        <text:list-item>
          <text:p text:style-name="P422">AA149862131BR</text:p>
        </text:list-item>
        <text:list-item>
          <text:p text:style-name="P423">AK174301178BR</text:p>
        </text:list-item>
        <text:list-item>
          <text:p text:style-name="P424">AK169706541BR</text:p>
        </text:list-item>
        <text:list-item>
          <text:p text:style-name="P425">AA148523335BR</text:p>
        </text:list-item>
        <text:list-item>
          <text:p text:style-name="P426">AK169356752BR</text:p>
        </text:list-item>
        <text:list-item>
          <text:p text:style-name="P427">AK169931777BR</text:p>
        </text:list-item>
        <text:list-item>
          <text:p text:style-name="P428">AA148424942BR</text:p>
        </text:list-item>
        <text:list-item>
          <text:p text:style-name="P429">AA148591358BR</text:p>
        </text:list-item>
        <text:list-item>
          <text:p text:style-name="P430">AK170755655BR</text:p>
        </text:list-item>
        <text:list-item>
          <text:p text:style-name="P431">AK170366672BR</text:p>
        </text:list-item>
        <text:list-item>
          <text:p text:style-name="P432">AA148487987BR</text:p>
        </text:list-item>
        <text:list-item>
          <text:p text:style-name="P433">AA149744639BR</text:p>
        </text:list-item>
        <text:list-item>
          <text:p text:style-name="P434">AK173071986BR</text:p>
        </text:list-item>
        <text:list-item>
          <text:p text:style-name="P435">AA148140441BR</text:p>
        </text:list-item>
        <text:list-item>
          <text:p text:style-name="P436">AA149755526BR</text:p>
        </text:list-item>
        <text:list-item>
          <text:p text:style-name="P437">AK173212595BR</text:p>
        </text:list-item>
        <text:list-item>
          <text:p text:style-name="P438">AK172834320BR</text:p>
        </text:list-item>
        <text:list-item>
          <text:p text:style-name="P439">AA149803270BR</text:p>
        </text:list-item>
        <text:list-item>
          <text:p text:style-name="P440">AK173432058BR</text:p>
        </text:list-item>
        <text:list-item>
          <text:p text:style-name="P441">AK174164242BR</text:p>
        </text:list-item>
        <text:list-item>
          <text:p text:style-name="P442">AA148478985BR</text:p>
        </text:list-item>
        <text:list-item>
          <text:p text:style-name="P443">AA149601595BR</text:p>
        </text:list-item>
        <text:list-item>
          <text:p text:style-name="P444">AA149235891BR</text:p>
        </text:list-item>
        <text:list-item>
          <text:p text:style-name="P445">AK172390507BR</text:p>
        </text:list-item>
        <text:list-item>
          <text:p text:style-name="P446">AA149038273BR</text:p>
        </text:list-item>
        <text:list-item>
          <text:p text:style-name="P447">AA149655854BR</text:p>
        </text:list-item>
        <text:list-item>
          <text:p text:style-name="P448">AK174141241BR</text:p>
        </text:list-item>
        <text:list-item>
          <text:p text:style-name="P449">AK172783781BR</text:p>
        </text:list-item>
        <text:list-item>
          <text:p text:style-name="P450">AK172114345BR</text:p>
        </text:list-item>
        <text:list-item>
          <text:p text:style-name="P451">AA149480937BR</text:p>
        </text:list-item>
        <text:list-item>
          <text:p text:style-name="P452">AK173235645BR</text:p>
        </text:list-item>
        <text:list-item>
          <text:p text:style-name="P453">AK172870534BR</text:p>
        </text:list-item>
        <text:list-item>
          <text:p text:style-name="P454">AA149574206BR</text:p>
        </text:list-item>
        <text:list-item>
          <text:p text:style-name="P455">AK173242725BR</text:p>
        </text:list-item>
        <text:list-item>
          <text:p text:style-name="P456">AK172049730BR</text:p>
        </text:list-item>
        <text:list-item>
          <text:p text:style-name="P457">AK172025645BR</text:p>
        </text:list-item>
        <text:list-item>
          <text:p text:style-name="P458"><text:span text:style-name="T459">AA149300975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55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n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1T20:08:00Z</meta:creation-date>
    <dc:date>2024-07-01T20:0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39" meta:character-count="2166" meta:row-count="15" meta:non-whitespace-character-count="1831"/>
  </office:meta>
</office:document-meta>
</file>